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>
      <style:paragraph-properties fo:text-align="center" style:justify-single-word="false"/>
      <style:text-properties officeooo:paragraph-rsid="0016e310"/>
    </style:style>
    <style:style style:name="T1" style:family="text">
      <style:text-properties officeooo:rsid="0016e310"/>
    </style:style>
    <style:style style:name="T2" style:family="text">
      <style:text-properties style:text-underline-style="solid" style:text-underline-width="auto" style:text-underline-color="font-color" officeooo:rsid="0016e3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2">R Quick Reference</text:span></text:span></text:p>
      <text:p text:style-name="Text_20_body"><text:span text:style-name="Strong_20_Emphasis"/></text:p>
      <text:p text:style-name="Text_20_body"><text:span text:style-name="Strong_20_Emphasis">R:</text:span></text:p>
      <text:list text:style-name="L1">
        <text:list-item>
          <text:p text:style-name="P2">Programming language and environment designed for statistical computing and graphics.</text:p>
        </text:list-item>
        <text:list-item>
          <text:p text:style-name="P1">Widely used in data analysis, statistical modeling, machine learning, and visualization.</text:p>
        </text:list-item>
      </text:list>
      <text:p text:style-name="Text_20_body"><text:span text:style-name="Strong_20_Emphasis">Basics:</text:span></text:p>
      <text:list text:style-name="L2">
        <text:list-item>
          <text:p text:style-name="P4">Use <text:span text:style-name="Source_20_Text">&lt;-</text:span> or <text:span text:style-name="Source_20_Text">=</text:span> for assignment: <text:span text:style-name="Source_20_Text">x &lt;- 10</text:span> or <text:span text:style-name="Source_20_Text">x = 10</text:span>.</text:p>
        </text:list-item>
        <text:list-item>
          <text:p text:style-name="P4">Access help for functions using <text:span text:style-name="Source_20_Text">?function_name</text:span>.</text:p>
        </text:list-item>
        <text:list-item>
          <text:p text:style-name="P3">Comment lines with <text:span text:style-name="Source_20_Text">#</text:span>.</text:p>
        </text:list-item>
      </text:list>
      <text:p text:style-name="Text_20_body"><text:span text:style-name="Strong_20_Emphasis">Data Types:</text:span></text:p>
      <text:list text:style-name="L3">
        <text:list-item>
          <text:p text:style-name="P6">Numeric: <text:span text:style-name="Source_20_Text">5</text:span>, <text:span text:style-name="Source_20_Text">3.14</text:span>.</text:p>
        </text:list-item>
        <text:list-item>
          <text:p text:style-name="P6">Character: <text:span text:style-name="Source_20_Text">'hello'</text:span>, <text:span text:style-name="Source_20_Text">"world"</text:span>.</text:p>
        </text:list-item>
        <text:list-item>
          <text:p text:style-name="P6">Logical: <text:span text:style-name="Source_20_Text">TRUE</text:span>, <text:span text:style-name="Source_20_Text">FALSE</text:span>.</text:p>
        </text:list-item>
        <text:list-item>
          <text:p text:style-name="P6">Vector: <text:span text:style-name="Source_20_Text">c(1, 2, 3)</text:span>.</text:p>
        </text:list-item>
        <text:list-item>
          <text:p text:style-name="P6">List: <text:span text:style-name="Source_20_Text">list(1, 'a', TRUE)</text:span>.</text:p>
        </text:list-item>
        <text:list-item>
          <text:p text:style-name="P5">Data Frame: <text:span text:style-name="Source_20_Text">data.frame(x = c(1, 2), y = c('a', 'b'))</text:span>.</text:p>
        </text:list-item>
      </text:list>
      <text:p text:style-name="Text_20_body"><text:span text:style-name="Strong_20_Emphasis">Functions:</text:span></text:p>
      <text:list text:style-name="L4">
        <text:list-item>
          <text:p text:style-name="P8">Define functions using <text:span text:style-name="Source_20_Text">function()</text:span>.</text:p>
        </text:list-item>
        <text:list-item>
          <text:p text:style-name="P8">Example: <text:span text:style-name="Source_20_Text">add &lt;- function(x, y) { return(x + y) }</text:span>.</text:p>
        </text:list-item>
        <text:list-item>
          <text:p text:style-name="P7">Call functions with arguments: <text:span text:style-name="Source_20_Text">add(2, 3)</text:span>.</text:p>
        </text:list-item>
      </text:list>
      <text:p text:style-name="Text_20_body"><text:span text:style-name="Strong_20_Emphasis">Control Structures:</text:span></text:p>
      <text:list text:style-name="L5">
        <text:list-item>
          <text:p text:style-name="P10"><text:span text:style-name="Source_20_Text">if</text:span>, <text:span text:style-name="Source_20_Text">else if</text:span>, <text:span text:style-name="Source_20_Text">else</text:span> for conditional branching.</text:p>
        </text:list-item>
        <text:list-item>
          <text:p text:style-name="P10"><text:span text:style-name="Source_20_Text">for</text:span> loops for iteration.</text:p>
        </text:list-item>
        <text:list-item>
          <text:p text:style-name="P10"><text:span text:style-name="Source_20_Text">while</text:span> loops for repeated execution.</text:p>
        </text:list-item>
        <text:list-item>
          <text:p text:style-name="P9"><text:span text:style-name="Source_20_Text">repeat</text:span> loops for indefinite iteration.</text:p>
        </text:list-item>
      </text:list>
      <text:p text:style-name="Text_20_body"><text:span text:style-name="Strong_20_Emphasis">Packages:</text:span></text:p>
      <text:list text:style-name="L6">
        <text:list-item>
          <text:p text:style-name="P12">Extend R's functionality with packages.</text:p>
        </text:list-item>
        <text:list-item>
          <text:p text:style-name="P12">Install packages from CRAN: <text:span text:style-name="Source_20_Text">install.packages('package_name')</text:span>.</text:p>
        </text:list-item>
        <text:list-item>
          <text:p text:style-name="P11">Load packages: <text:span text:style-name="Source_20_Text">library(package_name)</text:span>.</text:p>
        </text:list-item>
      </text:list>
      <text:p text:style-name="Text_20_body"><text:span text:style-name="Strong_20_Emphasis">Data Manipulation:</text:span></text:p>
      <text:list text:style-name="L7">
        <text:list-item>
          <text:p text:style-name="P14">Use <text:span text:style-name="Source_20_Text">dplyr</text:span> for data manipulation tasks.</text:p>
        </text:list-item>
        <text:list-item>
          <text:p text:style-name="P13">Functions: <text:span text:style-name="Source_20_Text">select()</text:span>, <text:span text:style-name="Source_20_Text">filter()</text:span>, <text:span text:style-name="Source_20_Text">mutate()</text:span>, <text:span text:style-name="Source_20_Text">summarize()</text:span>, <text:span text:style-name="Source_20_Text">group_by()</text:span>.</text:p>
        </text:list-item>
      </text:list>
      <text:p text:style-name="Text_20_body"><text:span text:style-name="Strong_20_Emphasis">Plotting:</text:span></text:p>
      <text:list text:style-name="L8">
        <text:list-item>
          <text:p text:style-name="P16"><text:soft-page-break/>Create plots using <text:span text:style-name="Source_20_Text">ggplot2</text:span> package.</text:p>
        </text:list-item>
        <text:list-item>
          <text:p text:style-name="P15">Functions: <text:span text:style-name="Source_20_Text">ggplot()</text:span>, <text:span text:style-name="Source_20_Text">geom_point()</text:span>, <text:span text:style-name="Source_20_Text">geom_line()</text:span>, <text:span text:style-name="Source_20_Text">aes()</text:span>.</text:p>
        </text:list-item>
      </text:list>
      <text:p text:style-name="Text_20_body"><text:span text:style-name="Strong_20_Emphasis">Modeling:</text:span></text:p>
      <text:list text:style-name="L9">
        <text:list-item>
          <text:p text:style-name="P18">Fit statistical models using <text:span text:style-name="Source_20_Text">lm()</text:span> for linear regression, <text:span text:style-name="Source_20_Text">glm()</text:span> for generalized linear models, etc.</text:p>
        </text:list-item>
        <text:list-item>
          <text:p text:style-name="P18">Use <text:span text:style-name="Source_20_Text">caret</text:span> package for machine learning tasks.</text:p>
        </text:list-item>
        <text:list-item>
          <text:p text:style-name="P17">Functions: <text:span text:style-name="Source_20_Text">train()</text:span>, <text:span text:style-name="Source_20_Text">predict()</text:span>.</text:p>
        </text:list-item>
      </text:list>
      <text:p text:style-name="Text_20_body"><text:span text:style-name="Strong_20_Emphasis">Data Import/Export:</text:span></text:p>
      <text:list text:style-name="L10">
        <text:list-item>
          <text:p text:style-name="P20">Read data from files using functions like <text:span text:style-name="Source_20_Text">read.csv()</text:span>, <text:span text:style-name="Source_20_Text">read.table()</text:span>.</text:p>
        </text:list-item>
        <text:list-item>
          <text:p text:style-name="P19">Write data to files using functions like <text:span text:style-name="Source_20_Text">write.csv()</text:span>, <text:span text:style-name="Source_20_Text">write.table()</text:span>.</text:p>
        </text:list-item>
      </text:list>
      <text:p text:style-name="Text_20_body"><text:span text:style-name="Strong_20_Emphasis">Testing:</text:span></text:p>
      <text:list text:style-name="L11">
        <text:list-item>
          <text:p text:style-name="P22">Write and run tests using packages like <text:span text:style-name="Source_20_Text">testthat</text:span>, <text:span text:style-name="Source_20_Text">tinytest</text:span>, and <text:span text:style-name="Source_20_Text">assertthat</text:span>.</text:p>
        </text:list-item>
        <text:list-item>
          <text:p text:style-name="P21">Functions: <text:span text:style-name="Source_20_Text">test_that()</text:span>, <text:span text:style-name="Source_20_Text">expect_equal()</text:span>, <text:span text:style-name="Source_20_Text">expect_true()</text:span>, <text:span text:style-name="Source_20_Text">expect_false()</text:span>.</text:p>
        </text:list-item>
      </text:list>
      <text:p text:style-name="Text_20_body"><text:span text:style-name="Strong_20_Emphasis">Documentation:</text:span></text:p>
      <text:list text:style-name="L12">
        <text:list-item>
          <text:p text:style-name="P24">Document functions using roxygen2 syntax.</text:p>
        </text:list-item>
        <text:list-item>
          <text:p text:style-name="P23">Add comments above function definitions and use special tags to document parameters, return values, etc.</text:p>
        </text:list-item>
      </text:list>
      <text:p text:style-name="Text_20_body"><text:span text:style-name="Strong_20_Emphasis">Version Control:</text:span></text:p>
      <text:list text:style-name="L13">
        <text:list-item>
          <text:p text:style-name="P26">Use version control systems like Git for managing R projects.</text:p>
        </text:list-item>
        <text:list-item>
          <text:p text:style-name="P25">Track changes, collaborate with others, and maintain project history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8:32.070215132</meta:creation-date>
    <dc:date>2024-04-07T12:21:25.674449044</dc:date>
    <meta:editing-duration>PT3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0" meta:word-count="301" meta:character-count="1976" meta:non-whitespace-character-count="1761"/>
  </office:meta>
</office:document-meta>
</file>